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4cm" svg:height="2.5cm" svg:x="2cm" svg:y="2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.5cm" svg:height="2.5cm" svg:x="9cm" svg:y="2cm">
          <text:p text:style-name="P1">AkismetEngin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cm" svg:y1="3.25cm" svg:x2="9cm" svg:y2="3.25cm" draw:start-shape="id1" draw:start-glue-point="1" draw:end-shape="id2">
          <text:p text:style-name="P3"/>
        </draw:connector>
        <draw:frame draw:style-name="gr3" draw:text-style-name="P3" draw:layer="layout" svg:width="2cm" svg:height="1.25cm" svg:x="6.5cm" svg:y="2.5cm">
          <draw:text-box>
            <text:p text:style-name="P3">u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</meta:initial-creator>
    <meta:creation-date>2008-05-19T22:32:54</meta:creation-date>
    <dc:creator>François</dc:creator>
    <dc:date>2008-05-19T23:13:51</dc:date>
    <meta:editing-cycles>7</meta:editing-cycles>
    <meta:editing-duration>PT3M9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